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bol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Grant</text:p>
      <text:p text:style-name="P2">102-305 Wharncliffe Road North, London, Ontario, Canada, N6G 1E1</text:p>
      <text:p text:style-name="P2">Email: <text:a xlink:type="simple" xlink:href="mailto:jgrant63@uwo.ca">jgrant63@uwo.ca</text:a>, Mobile: (226) 373-0152, Home: (519) 434-5604</text:p>
      <text:p text:style-name="P2"/>
      <text:p text:style-name="P3">April 6, 2007</text:p>
      <text:p text:style-name="P7"><text:span text:style-name="T1">Samuel Lunenfeld Research Institute</text:span> </text:p>
      <text:p text:style-name="P7">Mount Sinai Hospital</text:p>
      <text:p text:style-name="P5">Joseph and Wolf Lebovic Health Complex<text:line-break/>600 University Avenue<text:line-break/>Toronto, ON  </text:p>
      <text:p text:style-name="P5">M5G 1X5 </text:p>
      <text:p text:style-name="P5"/>
      <text:p text:style-name="P3"/>
      <text:p text:style-name="P3"/>
      <text:p text:style-name="P3">To Whom It May Concern,</text:p>
      <text:p text:style-name="P3"/>
      <text:p text:style-name="P6"><text:span text:style-name="T3">I would formally like to apply for the programming contract position offered in conjunction with </text:span><text:span text:style-name="T2">Dynemo Biosystems. As I have a mix of qualities and skills that are well-suited to providing solutions to problems in biotechnology, I believe I am a strong candidate for this position. </text:span></text:p>
      <text:p text:style-name="P3"/>
      <text:p text:style-name="P3">I am currently completing my Master's in applied mathematics in the area of mathematical biology. In particular, my research focuses on population dynamics on networks, specifically the evolution of cooperation on heterogeneous networks. Over the course of completing my Master's thesis, I have become familiar with graph theoretic models of networks, and in turn general graph theory. I also have developed individual-based and Monte Carlo simulations of such dynamics, implemented in C, Perl and Matlab programming languages. I am quite comfortable with employing such tools in a Linux/Unix environment, but also have the flexibility to work in other operating system environments such as Windows, and to implement solutions using other tools, such as Python or R programming languages.</text:p>
      <text:p text:style-name="P3"/>
      <text:p text:style-name="P3">Lastly, in addition to my technical qualifications, I also have an outgoing personality conducive to inter-personal communication. I am a self-starter who can both take initiative as well as follow the leadership of others. I also have a strong sense of responsibility and dedication to the current project I am working on. I believe these characteristics make me a prime candidate for the position. I have also included my resume for your consideration, and would be very appreciative to receive further consideration. Thank you for this opportunity. </text:p>
      <text:p text:style-name="P3"/>
      <text:p text:style-name="P3">Sincerely, </text:p>
      <text:p text:style-name="P3"/>
      <text:p text:style-name="P3"/>
      <text:p text:style-name="P3">Joshua Grant</text:p>
      <text:p text:style-name="P3"/>
      <text:p text:style-name="P4"/>
      <text:p text:style-name="P3"/>
      <text:p text:style-name="P3"/>
      <text:p text:style-name="P2"/>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4-06T11:11:51</dc:date>
    <meta:editing-cycles>20</meta:editing-cycles>
    <meta:editing-duration>PT1H21M40S</meta:editing-duration>
    <meta:user-defined meta:name="Info 1"/>
    <meta:user-defined meta:name="Info 2"/>
    <meta:user-defined meta:name="Info 3"/>
    <meta:user-defined meta:name="Info 4"/>
    <meta:document-statistic meta:table-count="0" meta:image-count="0" meta:object-count="0" meta:page-count="1" meta:paragraph-count="14" meta:word-count="310" meta:character-count="1964"/>
  </office:meta>
</office:document-meta>
</file>